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7b5c" officeooo:paragraph-rsid="00107b5c"/>
    </style:style>
    <style:style style:name="P2" style:family="paragraph" style:parent-style-name="Standard">
      <style:text-properties officeooo:rsid="00113934" officeooo:paragraph-rsid="001139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Write an assembly<text:tab/>language program to<text:tab/>add up<text:tab/>the numbers from 1 to 20 (inclusive)<text:tab/>and output the result to Port B</text:p>
      <text:p text:style-name="P1">init:</text:p>
      <text:p text:style-name="P1"><text:tab/>.def<text:tab/>counter=r16</text:p>
      <text:p text:style-name="P1"><text:tab/>.def<text:tab/>bound=r17</text:p>
      <text:p text:style-name="P1"><text:tab/>.def<text:tab/>sum=r18</text:p>
      <text:p text:style-name="P1">main:</text:p>
      <text:p text:style-name="P1"><text:tab/>ldi<text:tab/>counter,1</text:p>
      <text:p text:style-name="P1"><text:tab/>ldi<text:tab/>bound,21</text:p>
      <text:p text:style-name="P1"><text:tab/>clr<text:tab/>sum</text:p>
      <text:p text:style-name="P1">loop:</text:p>
      <text:p text:style-name="P1"><text:tab/>cpc<text:tab/>counter,bound</text:p>
      <text:p text:style-name="P1"><text:tab/>brge<text:tab/>end</text:p>
      <text:p text:style-name="P1"><text:tab/>add<text:tab/>sum,counter</text:p>
      <text:p text:style-name="P1"><text:tab/>inc<text:tab/>counter</text:p>
      <text:p text:style-name="P1"><text:tab/>rjmp<text:tab/>loop</text:p>
      <text:p text:style-name="P1">end:</text:p>
      <text:p text:style-name="P1"><text:tab/>out PORTB, r18</text:p>
      <text:p text:style-name="P1"><text:s text:c="4"/><text:tab/>ret</text:p>
      <text:p text:style-name="P1"/>
      <text:p text:style-name="P1">2. Write an assembly<text:tab/>language program to<text:tab/>output<text:tab/>the next 10 numbers in memory to Port B. Begin at data space 0x0100 (use register z to<text:tab/>retrieve the numbers)</text:p>
      <text:p text:style-name="P1"><text:s/>init:</text:p>
      <text:p text:style-name="P1"><text:tab/>.def<text:tab/>counter=r16</text:p>
      <text:p text:style-name="P1"><text:tab/>.def<text:tab/>bound=r17</text:p>
      <text:p text:style-name="P1">main:</text:p>
      <text:p text:style-name="P1"><text:tab/>ldi<text:tab/>bound, 1</text:p>
      <text:p text:style-name="P1"><text:tab/>ldi<text:tab/>zh, 0x01</text:p>
      <text:p text:style-name="P1"><text:tab/>ldi<text:tab/>zl, 0x00</text:p>
      <text:p text:style-name="P1"><text:tab/>ld<text:tab/>r22, z+</text:p>
      <text:p text:style-name="P1"><text:tab/>ld<text:tab/>r23, z</text:p>
      <text:p text:style-name="P1"><text:tab/>cpc<text:tab/>r22, r23</text:p>
      <text:p text:style-name="P1"><text:tab/>brlo<text:tab/>first</text:p>
      <text:p text:style-name="P1"><text:tab/>out<text:tab/>PORTB, r22</text:p>
      <text:p text:style-name="P1"><text:tab/>rjmp<text:tab/>end</text:p>
      <text:p text:style-name="P1">first:</text:p>
      <text:p text:style-name="P1"><text:tab/>out<text:tab/>PORTB, r23</text:p>
      <text:p text:style-name="P1">end:</text:p>
      <text:p text:style-name="P1"><text:tab/>ret</text:p>
      <text:p text:style-name="P1"/>
      <text:p text:style-name="P1">3) Write an assembly<text:tab/>language program to<text:tab/>take the next two numbers in memory starting at data space 0x0100. Compare them and output the greater number (if the numbers are equal,<text:tab/>output<text:tab/>that number). Use register z<text:tab/>to retrieve the<text:tab/>numbers.</text:p>
      <text:p text:style-name="P1">:)</text:p>
      <text:p text:style-name="P1"><text:tab/></text:p>
      <text:p text:style-name="P1">4) Write an assembly<text:tab/>language program to<text:tab/>add any 5 binary numbers. Get the numbers<text:tab/>from<text:tab/>the Data Space starts from 0x0100. Output the lower byte of the result to Port B and<text:tab/>the high byte of the result to Port C. (use<text:tab/>register z to get number).</text:p>
      <text:p text:style-name="P1"/>
      <text:p text:style-name="P1"><text:soft-page-break/>init:</text:p>
      <text:p text:style-name="P1"><text:tab/>.def<text:tab/>counter=r16</text:p>
      <text:p text:style-name="P1"><text:tab/>.def<text:tab/>bound=r17</text:p>
      <text:p text:style-name="P1"><text:tab/>.def<text:tab/>suml=r18</text:p>
      <text:p text:style-name="P1"><text:tab/>.def<text:tab/>sumh=r19</text:p>
      <text:p text:style-name="P1">main:</text:p>
      <text:p text:style-name="P1"><text:tab/>ldi<text:tab/>bound, 5</text:p>
      <text:p text:style-name="P1"><text:tab/>ldi<text:tab/>zh, 0x01</text:p>
      <text:p text:style-name="P1"><text:tab/>ldi<text:tab/>zl, 0x00</text:p>
      <text:p text:style-name="P1"><text:tab/>ldi<text:tab/>suml, 0</text:p>
      <text:p text:style-name="P1"><text:tab/>ldi<text:tab/>sumh, 0</text:p>
      <text:p text:style-name="P1"><text:tab/>ldi<text:tab/>r23, 0</text:p>
      <text:p text:style-name="P1">loop:</text:p>
      <text:p text:style-name="P1"><text:tab/>cpc<text:tab/>zl, bound</text:p>
      <text:p text:style-name="P1"><text:tab/>brge<text:tab/>end</text:p>
      <text:p text:style-name="P1"><text:tab/>ld<text:tab/>r22, z+</text:p>
      <text:p text:style-name="P1"><text:tab/>add<text:tab/>suml, r22</text:p>
      <text:p text:style-name="P1"><text:tab/>adc<text:tab/>sumh, r23</text:p>
      <text:p text:style-name="P1"><text:tab/>rjmp<text:tab/>loop</text:p>
      <text:p text:style-name="P1">end:</text:p>
      <text:p text:style-name="P1"><text:tab/>out<text:tab/>PORTB, suml</text:p>
      <text:p text:style-name="P1"><text:tab/>out<text:tab/>PORTC, sumh</text:p>
      <text:p text:style-name="P1"><text:s text:c="4"/><text:tab/>ret</text:p>
      <text:p text:style-name="P1"/>
      <text:p text:style-name="P1">5) Write an assembly<text:tab/>language program to find the<text:tab/>largest<text:tab/>number in 20 binary numbers read from Data Space. Get the numbers<text:tab/>from the Data<text:tab/>Space<text:tab/>starts from 0x0100. Output the result to Port<text:tab/>B. (use register z to get number)</text:p>
      <text:p text:style-name="P1">init:</text:p>
      <text:p text:style-name="P1"><text:tab/>.def<text:tab/>counter=r16</text:p>
      <text:p text:style-name="P1"><text:tab/>.def<text:tab/>bound=r17</text:p>
      <text:p text:style-name="P1"><text:tab/>.def<text:tab/>largest=r18</text:p>
      <text:p text:style-name="P1">main:</text:p>
      <text:p text:style-name="P1"><text:tab/>ldi<text:tab/>bound, 19</text:p>
      <text:p text:style-name="P1"><text:tab/>ldi<text:tab/>zh, 0x01</text:p>
      <text:p text:style-name="P1"><text:tab/>ldi<text:tab/>zl, 0x00</text:p>
      <text:p text:style-name="P1"><text:tab/>ldi<text:tab/>largest, 0</text:p>
      <text:p text:style-name="P1">loop:</text:p>
      <text:p text:style-name="P1"><text:tab/>cpc<text:tab/>zl, bound</text:p>
      <text:p text:style-name="P1"><text:tab/>brge<text:tab/>end</text:p>
      <text:p text:style-name="P1"><text:tab/>ld<text:tab/>r22, z+</text:p>
      <text:p text:style-name="P1"><text:tab/>cpc<text:tab/>r22,largest</text:p>
      <text:p text:style-name="P1"><text:tab/>brge<text:tab/>largefound</text:p>
      <text:p text:style-name="P1"><text:tab/>rjmp<text:tab/>loop</text:p>
      <text:p text:style-name="P1">largefound:</text:p>
      <text:p text:style-name="P1"><text:tab/>mov<text:tab/>largest, r22</text:p>
      <text:p text:style-name="P1"><text:tab/>rjmp<text:tab/>loop</text:p>
      <text:p text:style-name="P1">end:</text:p>
      <text:p text:style-name="P1"><text:tab/>out PORTB, largest</text:p>
      <text:p text:style-name="P1"><text:s text:c="4"/><text:tab/>ret</text:p>
      <text:p text:style-name="P1"><text:soft-page-break/></text:p>
      <text:p text:style-name="P1">6) Write an assembly<text:tab/>language program to do the following: get the number N from Data Space at 0x0100, add all numbers in [1, N], Output the lower byte of the result to Port B<text:tab/>and the high byte of the result to Port C. (use register z to<text:tab/>get number) (For example: if<text:tab/>N is 5,<text:tab/>do the<text:tab/>adding<text:tab/>1+2+3+4+5)</text:p>
      <text:p text:style-name="P2">init:</text:p>
      <text:p text:style-name="P2"><text:tab/>.def<text:tab/>counter=r16</text:p>
      <text:p text:style-name="P2"><text:tab/>.def<text:tab/>bound=r17</text:p>
      <text:p text:style-name="P2"><text:tab/>.def<text:tab/>suml=r18</text:p>
      <text:p text:style-name="P2"><text:tab/>.def<text:tab/>sumh=r19</text:p>
      <text:p text:style-name="P2">main:</text:p>
      <text:p text:style-name="P2"><text:tab/>ldi<text:tab/>counter, 1</text:p>
      <text:p text:style-name="P2"><text:tab/>ldi<text:tab/>zh, 0x01</text:p>
      <text:p text:style-name="P2"><text:tab/>ldi<text:tab/>zl, 0x00</text:p>
      <text:p text:style-name="P2"><text:tab/>ldi<text:tab/>r20, 0</text:p>
      <text:p text:style-name="P2"><text:tab/>ld<text:tab/>bound, z</text:p>
      <text:p text:style-name="P2"><text:tab/>inc<text:tab/>bound</text:p>
      <text:p text:style-name="P2"><text:tab/>clr<text:tab/>suml</text:p>
      <text:p text:style-name="P2"><text:tab/>clr<text:tab/>sumh</text:p>
      <text:p text:style-name="P2">loop:</text:p>
      <text:p text:style-name="P2"><text:tab/>cpc<text:tab/>counter, bound</text:p>
      <text:p text:style-name="P2"><text:tab/>brge<text:tab/>end</text:p>
      <text:p text:style-name="P2"><text:tab/>add<text:tab/>suml, counter</text:p>
      <text:p text:style-name="P2"><text:tab/>adc<text:tab/>sumh, r20</text:p>
      <text:p text:style-name="P2"><text:tab/>inc<text:tab/>counter</text:p>
      <text:p text:style-name="P2"><text:tab/>rjmp<text:tab/>loop</text:p>
      <text:p text:style-name="P2">end:</text:p>
      <text:p text:style-name="P2"><text:tab/>out<text:tab/>PORTB, suml</text:p>
      <text:p text:style-name="P2"><text:tab/>out<text:tab/>PORTC, sumh</text:p>
      <text:p text:style-name="P2"><text:s text:c="2"/><text:tab/>r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9:25.574155448</meta:creation-date>
    <dc:date>2015-12-03T12:59:20.364308472</dc:date>
    <meta:editing-duration>PT4M4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3" meta:paragraph-count="112" meta:word-count="465" meta:character-count="2465" meta:non-whitespace-character-count="2012"/>
  </office:meta>
</office:document-meta>
</file>